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EAE00000DC8E2279EA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case1" style:family="table">
      <style:table-properties style:width="17cm" table:align="margins"/>
    </style:style>
    <style:style style:name="usecase1.A" style:family="table-column">
      <style:table-column-properties style:column-width="5.667cm" style:rel-column-width="21845*"/>
    </style:style>
    <style:style style:name="usecase1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usecase1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usecase1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usecase1.A2" style:family="table-cell" style:data-style-name="N10100">
      <style:table-cell-properties style:vertical-align=""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usecase1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usecase1.C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usecase1.B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usecase1.C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usecase1.B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usecase1.C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usecase1.B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usecase1.C5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usecase1.A6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usecase1.B6" style:family="table-cell">
      <style:table-cell-properties style:vertical-align=""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usecase1.C6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a2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a2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a2.A2" style:family="table-cell" style:data-style-name="N10100">
      <style:table-cell-properties style:vertical-align=""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a2.C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a2.B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a2.C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a2.B4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a2.C4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a2.B5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a2.C5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a2.B6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a2.C6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a2.B7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a2.C7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a2.A8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8" style:family="table-cell">
      <style:table-cell-properties style:vertical-align=""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ela2.C8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a1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a1.A2" style:family="table-cell" style:data-style-name="N10100">
      <style:table-cell-properties style:vertical-align=""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a1.C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a1.C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a1.A4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4" style:family="table-cell">
      <style:table-cell-properties style:vertical-align=""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ela1.C4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ela3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ela3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ela3.A2" style:family="table-cell" style:data-style-name="N10100">
      <style:table-cell-properties style:vertical-align=""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Tabela3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a3.C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a3.B3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Tabela3.C3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a3.B4" style:family="table-cell" style:data-style-name="N10000">
      <style:table-cell-properties style:vertical-align="" fo:background-color="#ffffff" fo:padding="0cm" fo:border="none" style:writing-mode="page">
        <style:background-image/>
      </style:table-cell-properties>
    </style:style>
    <style:style style:name="Tabela3.C4" style:family="table-cell" style:data-style-name="N10000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Tabela3.A7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B7" style:family="table-cell" style:data-style-name="N10000">
      <style:table-cell-properties style:vertical-align=""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Tabela3.C7" style:family="table-cell" style:data-style-name="N10000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1ed893" officeooo:paragraph-rsid="001ed8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1fdbaf" officeooo:paragraph-rsid="001fdb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paragraph-rsid="0020c2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20c227" officeooo:paragraph-rsid="0020c2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2201cb" officeooo:paragraph-rsid="002201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23e382" officeooo:paragraph-rsid="0023e3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officeooo:rsid="001ed893" officeooo:paragraph-rsid="001ed89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officeooo:rsid="0023e382" officeooo:paragraph-rsid="0023e38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b6adb" officeooo:paragraph-rsid="001b6adb" style:font-size-asian="13.1000003814697pt" style:font-weight-asian="bold" style:font-size-complex="15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b6adb" officeooo:paragraph-rsid="001b6adb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b6adb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ce76d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e5d42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fdbaf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299435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29fbe4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2aa4cb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1ce76d" officeooo:paragraph-rsid="001ce76d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1e5d42" officeooo:paragraph-rsid="001e5d42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1e5d42" officeooo:paragraph-rsid="001fdbaf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1e5d42" officeooo:paragraph-rsid="0027bac9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1ed893" officeooo:paragraph-rsid="001ed893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1ed893" officeooo:paragraph-rsid="0020c227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20c227" officeooo:paragraph-rsid="001ed893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20c227" officeooo:paragraph-rsid="0020c227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2201cb" officeooo:paragraph-rsid="002201cb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normal" officeooo:rsid="002201cb" officeooo:paragraph-rsid="0027bac9" style:font-size-asian="10.5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officeooo:rsid="0025d92f" officeooo:paragraph-rsid="0025d9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b6adb"/>
    </style:style>
    <style:style style:name="T2" style:family="text">
      <style:text-properties officeooo:rsid="001ce76d"/>
    </style:style>
    <style:style style:name="T3" style:family="text">
      <style:text-properties officeooo:rsid="001e5d42"/>
    </style:style>
    <style:style style:name="T4" style:family="text">
      <style:text-properties officeooo:rsid="001fdbaf"/>
    </style:style>
    <style:style style:name="T5" style:family="text">
      <style:text-properties officeooo:rsid="0020c227"/>
    </style:style>
    <style:style style:name="T6" style:family="text">
      <style:text-properties officeooo:rsid="002201cb"/>
    </style:style>
    <style:style style:name="T7" style:family="text">
      <style:text-properties officeooo:rsid="00299435"/>
    </style:style>
    <style:style style:name="T8" style:family="text">
      <style:text-properties officeooo:rsid="0029fbe4"/>
    </style:style>
    <style:style style:name="T9" style:family="text">
      <style:text-properties officeooo:rsid="002aa4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pl" number:country="PL">
      <number:number number:min-integer-digits="1"/>
    </number:number-style>
    <number:text-style style:name="N10100" number:language="pl" number:country="PL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fesor Tomek</text:p>
      <text:p text:style-name="P10"/>
      <text:list xml:id="list33142791" text:style-name="L1">
        <text:list-item>
          <text:p text:style-name="P11">Określenie wymagań:</text:p>
          <text:list>
            <text:list-item>
              <text:p text:style-name="P11">Określenie wysokopoziomowych wymagań dla systemu</text:p>
              <text:list>
                <text:list-item>
                  <text:p text:style-name="P11">Czemu ma służyć wykonanie systemu, dlaczego go budujemy?</text:p>
                  <text:list>
                    <text:list-item>
                      <text:p text:style-name="P11">Ułatwienie prowadzenia różnego typu warsztatów</text:p>
                    </text:list-item>
                    <text:list-item>
                      <text:p text:style-name="P11">Ułatwienie zarządzaniem warsztatami i grupowaniem ich w kursy</text:p>
                    </text:list-item>
                    <text:list-item>
                      <text:p text:style-name="P11">Stworzenie bazy danych z dostępnymi warsztatami</text:p>
                    </text:list-item>
                    <text:list-item>
                      <text:p text:style-name="P11">Umożliwienie rejestracji na warsztaty </text:p>
                    </text:list-item>
                    <text:list-item>
                      <text:p text:style-name="P11">Generowanie listy uczestników warsztatów</text:p>
                    </text:list-item>
                    <text:list-item>
                      <text:p text:style-name="P11">Umożliwienie dostępu do danych kontaktowych osób chętnych do uczestnictwa w warsztatach</text:p>
                    </text:list-item>
                    <text:list-item>
                      <text:p text:style-name="P11">Dostęp do statystyk po warsztatowych</text:p>
                    </text:list-item>
                    <text:list-item>
                      <text:p text:style-name="P12"><text:span text:style-name="T1">Dostarczenie prowadzącemu narzędzi umożliwiających interakcję z </text:span><text:span text:style-name="T2">uczestnikami warsztatów</text:span></text:p>
                    </text:list-item>
                    <text:list-item>
                      <text:p text:style-name="P11">Możliwość dzielenia zasobów pomiędzy uczestnikami a prowadzącym</text:p>
                    </text:list-item>
                    <text:list-item>
                      <text:p text:style-name="P11">Automatyzacja przyjęć na warsztaty np. na podstawie kolejności zgłoszeń</text:p>
                    </text:list-item>
                    <text:list-item>
                      <text:p text:style-name="P11">Automatyzacja powiadomień o kolejnych warsztatach</text:p>
                    </text:list-item>
                    <text:list-item>
                      <text:p text:style-name="P11">Umożliwienie podziału warsztatów na etapy oraz synchronizację szybkości prowadzenia w zależności od tempa pracy uczestników</text:p>
                    </text:list-item>
                    <text:list-item>
                      <text:p text:style-name="P19">Możliwość udostępnienia zasobów po zakończonych warsztatach (archiwizacja)</text:p>
                    </text:list-item>
                  </text:list>
                </text:list-item>
                <text:list-item>
                  <text:p text:style-name="P19">Przewidywane korzyści:</text:p>
                  <text:list>
                    <text:list-item>
                      <text:p text:style-name="P19">Ułatwienie prowadzenia warsztatów</text:p>
                    </text:list-item>
                    <text:list-item>
                      <text:p text:style-name="P19">Sprawna wymiana zasobów, koniecznych do przeprowadzenia warsztatów.</text:p>
                    </text:list-item>
                    <text:list-item>
                      <text:p text:style-name="P13"><text:span text:style-name="T2">Możliwość udoskonalenia warsztatów na podstawie opin</text:span><text:span text:style-name="T4">i</text:span><text:span text:style-name="T2">i i informacji na temat pracy uczestników</text:span></text:p>
                    </text:list-item>
                  </text:list>
                </text:list-item>
                <text:list-item>
                  <text:p text:style-name="P19">Założenia i ograniczenia:</text:p>
                  <text:list>
                    <text:list-item>
                      <text:p text:style-name="P19">Ograniczenia prawne dotyczące przetwarzania danych osobowych</text:p>
                    </text:list-item>
                    <text:list-item>
                      <text:p text:style-name="P19">Łatwość dostępu na różnych urządzeniach (tablet, komputer) oraz różnych platformach i systemach operacyjnych.</text:p>
                    </text:list-item>
                    <text:list-item>
                      <text:p text:style-name="P19">Możliwość łatwej rozbudowy systemu o inne wersje językowe</text:p>
                    </text:list-item>
                  </text:list>
                </text:list-item>
                <text:list-item>
                  <text:p text:style-name="P20">Bezpieczeństwo, kontrola:</text:p>
                  <text:list>
                    <text:list-item>
                      <text:p text:style-name="P20">Zabezpieczenie danych osobowych klientów oraz przechowywanie ich zgodnie z obowiązującym prawem polskim.</text:p>
                    </text:list-item>
                    <text:list-item>
                      <text:p text:style-name="P14"><text:span text:style-name="T3">Konieczność </text:span><text:span text:style-name="T4">tworzenia kopii zapasowej</text:span><text:span text:style-name="T3"> danych</text:span></text:p>
                    </text:list-item>
                    <text:list-item>
                      <text:p text:style-name="P20">Dostęp do odpowiednich części systemu uzależniony od kursów, warsztatów i roli w danych warsztatach</text:p>
                    </text:list-item>
                  </text:list>
                </text:list-item>
                <text:list-item>
                  <text:p text:style-name="P20">Określenie kto będzie korzystał z systemu</text:p>
                  <text:list>
                    <text:list-item>
                      <text:p text:style-name="P20">Prowadzący – dostęp do tworzenia kursów, zarządzanie uczestnikami, modyfikacja roli uczestników oraz własnych.</text:p>
                    </text:list-item>
                    <text:list-item>
                      <text:p text:style-name="P21">Uczestnik – dostęp do kursów oraz uczestnictwa w nich.</text:p>
                    </text:list-item>
                    <text:list-item>
                      <text:p text:style-name="P15"><text:span text:style-name="T4">Uczestnik tymczasowy – uczestnictwo w warsztatach bez konieczności logowania</text:span><text:span text:style-name="T3"><text:line-break/><text:line-break/>Użytkownik serwisu może być jednocześnie uczestnikiem w warsztatach oraz prowadzącym w innych warsztatach. Możliwości oraz dostęp do odpowiednich funkcji identyfikowany jest na podstawie odpowiedniej przynależności do konkretnych warsztatów.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7">Scenariusze użycia</text:span></text:p>
              <text:list>
                <text:list-item>
                  <text:p text:style-name="P16"><text:span text:style-name="T7">Przygotowanie warsztatów</text:span></text:p>
                  <text:list>
                    <text:list-item>
                      <text:p text:style-name="P17"><text:span text:style-name="T8">Profesor Jan loguje się do systemu (posiada już konto w serwisie) po czym przechodzi do działu tworzenia </text:span><text:span text:style-name="T9">warsztatów. W pierwszym kroku krótki </text:span><text:soft-page-break/><text:span text:style-name="T9">formularz pozwala mu określić podstawowe informacje o warsztatach, takie jak nazwa warsztatów, data, otwartość wstępu itp.</text:span></text:p>
                    </text:list-item>
                    <text:list-item>
                      <text:p text:style-name="P18"><text:span text:style-name="T9">Kolejną czynnością jest ustalenie przebiegu warsztatów, poprzez dodanie etapów, pytań kontrolnych i zasobów. Do tego służy pasek, którego nazywamy osią czasu warsztatów i wygląda następująco:</text:span></text:p>
                      <text:p text:style-name="P18"><draw:frame draw:style-name="fr1" draw:name="grafika1" text:anchor-type="paragraph" svg:x="2.937cm" svg:y="0cm" svg:width="14.46cm" svg:height="2.531cm" draw:z-index="0"><draw:image xlink:href="Pictures/2000000900004EAE00000DC8E2279EAE.svm" xlink:type="simple" xlink:show="embed" xlink:actuate="onLoad"/></draw:frame><text:span text:style-name="T9">Klikając na poszczególny plus może dodać etap bądź pytanie kontrolne. Po dodaniu, odpowiednie elementy zamieniają się na ikony etapu bądź pytania kontrolnego.</text:span></text:p>
                    </text:list-item>
                    <text:list-item>
                      <text:p text:style-name="P18"><text:span text:style-name="T9"><text:line-break/><text:line-break/></text:span></text:p>
                    </text:list-item>
                  </text:list>
                </text:list-item>
              </text:list>
            </text:list-item>
            <text:list-item>
              <text:p text:style-name="P20">Przypadki użycia</text:p>
              <text:list>
                <text:list-item>
                  <text:p text:style-name="P20">Diagram przypadków użycia</text:p>
                </text:list-item>
                <text:list-item>
                  <text:p text:style-name="P20">Lista przypadków użycia</text:p>
                  <text:list>
                    <text:list-item>
                      <text:p text:style-name="P23">Użytkownik niezalogowany</text:p>
                    </text:list-item>
                  </text:list>
                </text:list-item>
              </text:list>
            </text:list-item>
          </text:list>
        </text:list-item>
      </text:list>
      <table:table table:name="usecase1" table:style-name="usecase1">
        <table:table-column table:style-name="usecase1.A" table:number-columns-repeated="3"/>
        <table:table-header-rows>
          <table:table-row>
            <table:table-cell table:style-name="usecase1.A1" office:value-type="float" office:value="0">
              <text:p text:style-name="P8">Identyfikator</text:p>
            </table:table-cell>
            <table:table-cell table:style-name="usecase1.B1" office:value-type="float" office:value="0">
              <text:p text:style-name="P8">Nazwa</text:p>
            </table:table-cell>
            <table:table-cell table:style-name="usecase1.C1" office:value-type="float" office:value="0">
              <text:p text:style-name="P8">Opis</text:p>
            </table:table-cell>
          </table:table-row>
        </table:table-header-rows>
        <table:table-row>
          <table:table-cell table:style-name="usecase1.A2" office:value-type="float" office:value="0">
            <text:p text:style-name="P1">pu_nz_rejestracja</text:p>
          </table:table-cell>
          <table:table-cell table:style-name="usecase1.B2" office:value-type="string">
            <text:p text:style-name="P1">Rejestracja użytkownika</text:p>
          </table:table-cell>
          <table:table-cell table:style-name="usecase1.C2" office:value-type="string">
            <text:p text:style-name="P1">Użytkownik tworzy konto w serwisie</text:p>
          </table:table-cell>
        </table:table-row>
        <table:table-row>
          <table:table-cell table:style-name="usecase1.A2" office:value-type="float" office:value="0">
            <text:p text:style-name="P1">pu_nz_logowanie</text:p>
          </table:table-cell>
          <table:table-cell table:style-name="usecase1.B5" office:value-type="string">
            <text:p text:style-name="P1">Logowanie użytkownika</text:p>
          </table:table-cell>
          <table:table-cell table:style-name="usecase1.C5" office:value-type="string">
            <text:p text:style-name="P2">Weryfikacja tożsamości użytkownika</text:p>
          </table:table-cell>
        </table:table-row>
        <table:table-row>
          <table:table-cell table:style-name="usecase1.A2" office:value-type="float" office:value="0">
            <text:p text:style-name="P5">pu_nz_wyswietlanie_warsztatu</text:p>
          </table:table-cell>
          <table:table-cell table:style-name="usecase1.B5" office:value-type="string">
            <text:p text:style-name="P5">Wyświetlanie warsztatu</text:p>
          </table:table-cell>
          <table:table-cell table:style-name="usecase1.C5" office:value-type="string">
            <text:p text:style-name="P5">Wyświetlanie informacji na temat warsztatu</text:p>
          </table:table-cell>
        </table:table-row>
        <table:table-row>
          <table:table-cell table:style-name="usecase1.A2" office:value-type="float" office:value="0">
            <text:p text:style-name="P5">pu_nz_wyswietlanie_kursu</text:p>
          </table:table-cell>
          <table:table-cell table:style-name="usecase1.B5" office:value-type="string">
            <text:p text:style-name="P5">Wyświetlanie kursu</text:p>
          </table:table-cell>
          <table:table-cell table:style-name="usecase1.C5" office:value-type="string">
            <text:p text:style-name="P5">Wyświetlanie informacji o kursie oraz listy wszystkich warsztatów należących do kursu</text:p>
          </table:table-cell>
        </table:table-row>
        <table:table-row>
          <table:table-cell table:style-name="usecase1.A6" office:value-type="float" office:value="0">
            <text:p text:style-name="P2">pu_nz_przylaczenie_do_warsztatow</text:p>
          </table:table-cell>
          <table:table-cell table:style-name="usecase1.B6" office:value-type="string">
            <text:p text:style-name="P2">Przyłączenie do warsztatów</text:p>
          </table:table-cell>
          <table:table-cell table:style-name="usecase1.C6" office:value-type="string">
            <text:p text:style-name="P2">Przyłączenie do warsztatów jako użytkownik tymczasowy</text:p>
          </table:table-cell>
        </table:table-row>
      </table:table>
      <text:list xml:id="list4256648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/>
                    </text:list-header>
                    <text:list-item>
                      <text:p text:style-name="P23">Użytkownik zalogowany</text:p>
                    </text:list-item>
                  </text:list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 table:number-columns-repeated="3"/>
        <table:table-header-rows>
          <table:table-row>
            <table:table-cell table:style-name="Tabela2.A1" office:value-type="float" office:value="0">
              <text:p text:style-name="P8">Identyfikator</text:p>
            </table:table-cell>
            <table:table-cell table:style-name="Tabela2.B1" office:value-type="float" office:value="0">
              <text:p text:style-name="P8">Nazwa</text:p>
            </table:table-cell>
            <table:table-cell table:style-name="Tabela2.C1" office:value-type="float" office:value="0">
              <text:p text:style-name="P8">Opis</text:p>
            </table:table-cell>
          </table:table-row>
        </table:table-header-rows>
        <table:table-row>
          <table:table-cell table:style-name="Tabela2.A2" office:value-type="float" office:value="0">
            <text:p text:style-name="P6">pu_uz_przylaczenie_do_warsztatow</text:p>
          </table:table-cell>
          <table:table-cell table:style-name="Tabela2.B2" office:value-type="string">
            <text:p text:style-name="P6">Przyłączenie do warsztatów</text:p>
          </table:table-cell>
          <table:table-cell table:style-name="Tabela2.C2" office:value-type="string">
            <text:p text:style-name="P6">Przyłączenie użytkownika do warsztatów</text:p>
          </table:table-cell>
        </table:table-row>
        <table:table-row>
          <table:table-cell table:style-name="Tabela2.A2" office:value-type="float" office:value="0">
            <text:p text:style-name="P6">pu_uz_utworzenie_kursu</text:p>
          </table:table-cell>
          <table:table-cell table:style-name="Tabela2.B3" office:value-type="string">
            <text:p text:style-name="P6">Utworzenie kursu</text:p>
          </table:table-cell>
          <table:table-cell table:style-name="Tabela2.C3" office:value-type="string">
            <text:p text:style-name="P6">Utworzenie nowego kursu</text:p>
          </table:table-cell>
        </table:table-row>
        <table:table-row>
          <table:table-cell table:style-name="Tabela2.A2" office:value-type="float" office:value="0">
            <text:p text:style-name="P6">pu_uz_utworzenie_warsztatu</text:p>
          </table:table-cell>
          <table:table-cell table:style-name="Tabela2.B4" office:value-type="string">
            <text:p text:style-name="P6">Utworzenie warsztatu</text:p>
          </table:table-cell>
          <table:table-cell table:style-name="Tabela2.C4" office:value-type="string">
            <text:p text:style-name="P6">Utworzenie nowego warsztatu</text:p>
          </table:table-cell>
        </table:table-row>
        <table:table-row>
          <table:table-cell table:style-name="Tabela2.A2" office:value-type="float" office:value="0">
            <text:p text:style-name="P6">pu_uz_edytowanie_danych</text:p>
          </table:table-cell>
          <table:table-cell table:style-name="Tabela2.B5" office:value-type="string">
            <text:p text:style-name="P6">Edytowanie danych</text:p>
          </table:table-cell>
          <table:table-cell table:style-name="Tabela2.C5" office:value-type="string">
            <text:p text:style-name="P6">Edytowanie danych osobowych</text:p>
          </table:table-cell>
        </table:table-row>
        <table:table-row>
          <table:table-cell table:style-name="Tabela2.A2" office:value-type="float" office:value="0">
            <text:p text:style-name="P6">pu_uz_edytowanie_ustawien</text:p>
          </table:table-cell>
          <table:table-cell table:style-name="Tabela2.B7" office:value-type="string">
            <text:p text:style-name="P6">Edytowanie ustawień</text:p>
          </table:table-cell>
          <table:table-cell table:style-name="Tabela2.C7" office:value-type="string">
            <text:p text:style-name="P6">Edytowanie ustawień konta (subskrypcja, prywatności)</text:p>
          </table:table-cell>
        </table:table-row>
        <table:table-row>
          <table:table-cell table:style-name="Tabela2.A2" office:value-type="float" office:value="0">
            <text:p text:style-name="P6">pu_wyswietlanie_listy_kursow</text:p>
          </table:table-cell>
          <table:table-cell table:style-name="Tabela2.B7" office:value-type="string">
            <text:p text:style-name="P6">Wyświetlanie listy kursów</text:p>
          </table:table-cell>
          <table:table-cell table:style-name="Tabela2.C7" office:value-type="string">
            <text:p text:style-name="P6">Wyświetlanie listy kursów/warsztatów do których użytkownik należy bądź prowadzi</text:p>
          </table:table-cell>
        </table:table-row>
        <table:table-row>
          <table:table-cell table:style-name="Tabela2.A8" office:value-type="float" office:value="0">
            <text:p text:style-name="P6">pu_uz_wylogowanie</text:p>
          </table:table-cell>
          <table:table-cell table:style-name="Tabela2.B8" office:value-type="string">
            <text:p text:style-name="P6">Wylogowanie</text:p>
          </table:table-cell>
          <table:table-cell table:style-name="Tabela2.C8" office:value-type="string">
            <text:p text:style-name="P6">Wylogowanie użytkownika z konta</text:p>
          </table:table-cell>
        </table:table-row>
      </table:table>
      <text:list xml:id="list4255692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5"/>
                    </text:list-header>
                    <text:list-item>
                      <text:p text:style-name="P26">Użytkownik tymczasowy</text:p>
                    </text:list-item>
                  </text:list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3"/>
        <table:table-header-rows>
          <table:table-row>
            <table:table-cell table:style-name="Tabela1.A1" office:value-type="float" office:value="0">
              <text:p text:style-name="P8">Identyfikator</text:p>
            </table:table-cell>
            <table:table-cell table:style-name="Tabela1.B1" office:value-type="float" office:value="0">
              <text:p text:style-name="P8">Nazwa</text:p>
            </table:table-cell>
            <table:table-cell table:style-name="Tabela1.C1" office:value-type="float" office:value="0">
              <text:p text:style-name="P8">Opis</text:p>
            </table:table-cell>
          </table:table-row>
        </table:table-header-rows>
        <table:table-row>
          <table:table-cell table:style-name="Tabela1.A2" office:value-type="float" office:value="0">
            <text:p text:style-name="P5">pu_ut_rejestracja</text:p>
          </table:table-cell>
          <table:table-cell table:style-name="Tabela1.B2" office:value-type="string">
            <text:p text:style-name="P5">Rejestracja użytkownika <text:soft-page-break/>tymczasowego</text:p>
          </table:table-cell>
          <table:table-cell table:style-name="Tabela1.C2" office:value-type="string">
            <text:p text:style-name="P5">Użytkownik tymczasowy tworzy <text:soft-page-break/>konto (automatyczne przypisanie warsztatu)</text:p>
          </table:table-cell>
        </table:table-row>
        <table:table-row>
          <table:table-cell table:style-name="Tabela1.A2" office:value-type="float" office:value="0">
            <text:p text:style-name="P5">pu_ut_logowanie</text:p>
          </table:table-cell>
          <table:table-cell table:style-name="Tabela1.B3" office:value-type="string">
            <text:p text:style-name="P5">Logowanie użytkownika tymczasowego</text:p>
          </table:table-cell>
          <table:table-cell table:style-name="Tabela1.C3" office:value-type="string">
            <text:p text:style-name="P5">Użytkownik tymczasowy loguje się na swoje konto (automatyczne przypisanie warsztatu)</text:p>
          </table:table-cell>
        </table:table-row>
        <table:table-row>
          <table:table-cell table:style-name="Tabela1.A4" office:value-type="float" office:value="0">
            <text:p text:style-name="P4"><text:span text:style-name="T5">pu_</text:span><text:span text:style-name="T6">ut_opuszczenie_warsztatu</text:span></text:p>
          </table:table-cell>
          <table:table-cell table:style-name="Tabela1.B4" office:value-type="string">
            <text:p text:style-name="P6">Opuszczenie warsztatu</text:p>
          </table:table-cell>
          <table:table-cell table:style-name="Tabela1.C4" office:value-type="string">
            <text:p text:style-name="P6">Opuszczenie warsztatu przez użytkownika tymczasowego i całkowite usunięcie jego konta</text:p>
          </table:table-cell>
        </table:table-row>
      </table:table>
      <text:list xml:id="list4256882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/>
                    </text:list-header>
                    <text:list-item>
                      <text:p text:style-name="P27">Uczestnik warsztatów</text:p>
                    </text:list-item>
                  </text:list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 table:number-columns-repeated="3"/>
        <table:table-header-rows>
          <table:table-row>
            <table:table-cell table:style-name="Tabela3.A1" office:value-type="float" office:value="0">
              <text:p text:style-name="P9">Identyfikator</text:p>
            </table:table-cell>
            <table:table-cell table:style-name="Tabela3.B1" office:value-type="float" office:value="0">
              <text:p text:style-name="P9">Nazwa</text:p>
            </table:table-cell>
            <table:table-cell table:style-name="Tabela3.C1" office:value-type="float" office:value="0">
              <text:p text:style-name="P9">Opis</text:p>
            </table:table-cell>
          </table:table-row>
        </table:table-header-rows>
        <table:table-row>
          <table:table-cell table:style-name="Tabela3.A2" office:value-type="float" office:value="0">
            <text:p text:style-name="P7">pu_uw_pobieranie_zasobow</text:p>
          </table:table-cell>
          <table:table-cell table:style-name="Tabela3.B2" office:value-type="string">
            <text:p text:style-name="P7">Pobieranie zasobów</text:p>
          </table:table-cell>
          <table:table-cell table:style-name="Tabela3.C2" office:value-type="string">
            <text:p text:style-name="P7">Pobieranie lub wyświetlanie udostępnionych zasobów (jeśli posiada uprawnienia)</text:p>
          </table:table-cell>
        </table:table-row>
        <table:table-row>
          <table:table-cell table:style-name="Tabela3.A2" office:value-type="float" office:value="0">
            <text:p text:style-name="P7">pu_uw_edycja_tablicy</text:p>
          </table:table-cell>
          <table:table-cell table:style-name="Tabela3.B3" office:value-type="string">
            <text:p text:style-name="P7">Edycja tablicy</text:p>
          </table:table-cell>
          <table:table-cell table:style-name="Tabela3.C3" office:value-type="string">
            <text:p text:style-name="P7">Użytkownik edytuje </text:p>
          </table:table-cell>
        </table:table-row>
        <table:table-row>
          <table:table-cell table:style-name="Tabela3.A2" office:value-type="float" office:value="0">
            <text:p text:style-name="P29">pu_uw_odpowiedz</text:p>
          </table:table-cell>
          <table:table-cell table:style-name="Tabela3.B4">
            <text:p text:style-name="P3"/>
          </table:table-cell>
          <table:table-cell table:style-name="Tabela3.C4">
            <text:p text:style-name="P3"/>
          </table:table-cell>
        </table:table-row>
        <table:table-row>
          <table:table-cell table:style-name="Tabela3.A2">
            <text:p text:style-name="P3"/>
          </table:table-cell>
          <table:table-cell table:style-name="Tabela3.B4">
            <text:p text:style-name="P3"/>
          </table:table-cell>
          <table:table-cell table:style-name="Tabela3.C4">
            <text:p text:style-name="P3"/>
          </table:table-cell>
        </table:table-row>
        <table:table-row>
          <table:table-cell table:style-name="Tabela3.A2">
            <text:p text:style-name="P3"/>
          </table:table-cell>
          <table:table-cell table:style-name="Tabela3.B4">
            <text:p text:style-name="P3"/>
          </table:table-cell>
          <table:table-cell table:style-name="Tabela3.C4">
            <text:p text:style-name="P3"/>
          </table:table-cell>
        </table:table-row>
        <table:table-row>
          <table:table-cell table:style-name="Tabela3.A7">
            <text:p text:style-name="P3"/>
          </table:table-cell>
          <table:table-cell table:style-name="Tabela3.B7">
            <text:p text:style-name="P3"/>
          </table:table-cell>
          <table:table-cell table:style-name="Tabela3.C7">
            <text:p text:style-name="P3"/>
          </table:table-cell>
        </table:table-row>
      </table:table>
      <text:list xml:id="list4256987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7"/>
                    </text:list-header>
                    <text:list-item>
                      <text:p text:style-name="P27">Prowadzący warsztaty</text:p>
                    </text:list-item>
                    <text:list-item>
                      <text:p text:style-name="P28">Prowadzący kurs</text:p>
                    </text:list-item>
                  </text:list>
                </text:list-item>
                <text:list-item>
                  <text:p text:style-name="P22">Opis przypadków użycia, dokładne działani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11:05:17.95</meta:creation-date>
    <dc:date>2013-03-12T22:41:44.38</dc:date>
    <meta:editing-duration>PT58M38S</meta:editing-duration>
    <meta:editing-cycles>6</meta:editing-cycles>
    <meta:generator>LibreOffice/3.6$Windows_x86 LibreOffice_project/2ef5aff-a6fb0ff-166bdff-cf087ad-0f1389</meta:generator>
    <meta:document-statistic meta:table-count="4" meta:image-count="1" meta:object-count="0" meta:page-count="3" meta:paragraph-count="113" meta:word-count="590" meta:character-count="4928" meta:non-whitespace-character-count="4492"/>
  </office:meta>
</office:document-meta>
</file>